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339a" officeooo:paragraph-rsid="00212955"/>
    </style:style>
    <style:style style:name="P2" style:family="paragraph" style:parent-style-name="Standard">
      <style:text-properties officeooo:rsid="000ab5da" officeooo:paragraph-rsid="00212955"/>
    </style:style>
    <style:style style:name="P3" style:family="paragraph" style:parent-style-name="Standard">
      <style:text-properties fo:font-size="13pt" fo:font-weight="bold" officeooo:rsid="0022eb94" officeooo:paragraph-rsid="0022eb94" style:font-size-asian="13pt" style:font-weight-asian="bold" style:font-size-complex="13pt" style:font-weight-complex="bold"/>
    </style:style>
    <style:style style:name="P4" style:family="paragraph" style:parent-style-name="Standard">
      <style:text-properties officeooo:rsid="0008339a" officeooo:paragraph-rsid="00212955"/>
    </style:style>
    <style:style style:name="T1"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Описание</text:p>
      <text:p text:style-name="P3"><text:span text:style-name="T1"/></text:p>
      <text:p text:style-name="P3"><text:span text:style-name="T1"/></text:p>
      <text:p text:style-name="P3"><text:span text:style-name="T1">Разбирам, че искате да опиша проекта "Люси" по начин, който да бъде разбираем и лесен за възприемане. Ето как бих го представил на най-добрия си приятел:</text:span></text:p>
      <text:p text:style-name="P3"><text:span text:style-name="T1"/></text:p>
      <text:p text:style-name="P3"><text:span text:style-name="T1">"Знаеш ли, има един страхотен проект на име 'Люси', който позволява на хората да създават и управляват своята лична дигитална самоличност. Значи, това е като едно централно място, където можеш да съхраняваш всичката си информация, като имена, адреси, контакти, дори идентификационни документи, като паспорти или лични карти.</text:span></text:p>
      <text:p text:style-name="P3"><text:span text:style-name="T1"/></text:p>
      <text:p text:style-name="P3"><text:span text:style-name="T1">Но най-важното е, че всички тези данни са защитени и сигурни. Технологията, наречена блокчейн, ги криптира и съхранява на различни устройства в мрежата, така че няма риск да бъдат хакнати или злоупотребени. Можеш да бъдеш спокоен, че само ти имаш достъп до тези данни и можеш да решаваш кому да ги споделиш.</text:span></text:p>
      <text:p text:style-name="P3"><text:span text:style-name="T1"/></text:p>
      <text:p text:style-name="P3"><text:span text:style-name="T1">Освен това, "Люси" е много удобна, защото позволява да добавяш и редактираш своите данни лесно и бързо. Ако например промениш адреса си или телефонния номер, просто ги актуализираш в системата и всички, които имат достъп до твоите данни, автоматично ще видят обновената информация.</text:span></text:p>
      <text:p text:style-name="P3"><text:span text:style-name="T1"/></text:p>
      <text:p text:style-name="P3"><text:span text:style-name="T1">Тук също има една интересна функция - можеш да предоставяш достъп до специфични данни на трети лица. Например, ако трябва да отидеш при лекар, можеш да му предоставиш достъп до твоята медицинска информация, така че той да знае всичко необходимо за твоето здраве.</text:span></text:p>
      <text:p text:style-name="P3"><text:span text:style-name="T1"/></text:p>
      <text:p text:style-name="P3"><text:span text:style-name="T1">И знаеш ли какво е най-хубаво? Проектът се развива и в бъдеще ще има още повече възможности и функционалности. Екипът зад "Люси" работи постоянно за подобряването на системата и добавянето на нови полезни функции.</text:span></text:p>
      <text:p text:style-name="P3"><text:span text:style-name="T1"/></text:p>
      <text:p text:style-name="P3"><text:span text:style-name="T1">Сумирайки, "Люси" е невероятен проект, к</text:span></text:p>
      <text:p text:style-name="P3"><text:span text:style-name="T1"/></text:p>
      <text:p text:style-name="P3"><text:span text:style-name="T1">ойто ни дава контрол над нашата лична информация и я предпазва от злоупотреби. Тя е нашата цифрова самоличност, която носим с нас навсякъде, и можем да я управляваме и споделяме само с тези, на които вярваме. Звучи страхотно, нали?"</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Проектът "Люси" е програма за създаване и управление на лична дигитална самоличност на човек. Личната дигитална самоличност представлява електронен формат, в който потребителите могат да съхраняват, управляват и контролират своите </text:span><text:soft-page-break/><text:span text:style-name="T1">лични данни, идентификационни документи, медицинска информация, образователна и професионална история и други важни елементи.</text:span></text:p>
      <text:p text:style-name="P3"><text:span text:style-name="T1"/></text:p>
      <text:p text:style-name="P3"><text:span text:style-name="T1">Програмата "Люси" предлага различни функционалности и възможности, които гарантират сигурността, удобството и поверителността на потребителските данни. С нейна помощ потребителите могат:</text:span></text:p>
      <text:p text:style-name="P3"><text:span text:style-name="T1"/></text:p>
      <text:p text:style-name="P3"><text:span text:style-name="T1">1. Добавяне и редактиране на лични данни: Потребителите могат да въведат своите лични данни в програмата, като например име, адрес, контактна информация, данни за рожден ден и други. Също така, могат да редактират и актуализират тези данни според нуждите си.</text:span></text:p>
      <text:p text:style-name="P3"><text:span text:style-name="T1"/></text:p>
      <text:p text:style-name="P3"><text:span text:style-name="T1">2. Управление на идентификационни документи и сертификати: Потребителите имат възможност да добавят и управляват идентификационни документи като паспорти, лични карти, визи и други. Те могат също така да добавят и управляват сертификати, като например сертификати за образование или професионални квалификации.</text:span></text:p>
      <text:p text:style-name="P3"><text:span text:style-name="T1"/></text:p>
      <text:p text:style-name="P3"><text:span text:style-name="T1">3. Предоставяне на достъп до специфични данни на трети лица: "Люси" предоставя възможност за контролирано и сигурно споделяне на избрани данни с други потребители или трети лица. Потребителите могат да определят каква информация да бъде споделена, с кого и за какъв период от време.</text:span></text:p>
      <text:p text:style-name="P3"><text:span text:style-name="T1"/></text:p>
      <text:p text:style-name="P3"><text:span text:style-name="T1">4. Сигурност и защита на данните: Програмата "Люси" прилага високи стандарти за сигурност и защита на потребителските данни. Това включва криптиране на данните, защита от неоторизиран достъп, контролиран достъп до информацията и системи за откриване на инциденти и защита от злоупотреби.</text:span></text:p>
      <text:p text:style-name="P3"><text:span text:style-name="T1"/></text:p>
      <text:p text:style-name="P3"><text:span text:style-name="T1">5. Интеграция</text:span></text:p>
      <text:p text:style-name="P3"><text:span text:style-name="T1"/></text:p>
      <text:p text:style-name="P3"><text:span text:style-name="T1"><text:s/>с други системи: "Люси" предоставя възможности за интеграция с други софтуерни системи или услуги. Това позволява потребителите да свързват своите данни с други платформи и да използват информацията си по-ефективно.</text:span></text:p>
      <text:p text:style-name="P3"><text:span text:style-name="T1"/></text:p>
      <text:p text:style-name="P3"><text:span text:style-name="T1">Проектът "Люси" е насочен към предоставяне на иновативно и сигурно решение за управление на лични данни. Чрез използването на "Люси", потребителите могат да имат пълен контрол върху своите лични данни и да ги управляват по начин, който е удобен и сигурен за тях.</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bg" fo:country="B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08T13:54:30.381334217</meta:creation-date>
    <dc:date>2023-06-08T15:05:15.773301388</dc:date>
    <meta:editing-duration>PT8M36S</meta:editing-duration>
    <meta:editing-cycles>4</meta:editing-cycles>
    <meta:generator>LibreOffice/5.1.6.2$Linux_x86 LibreOffice_project/10m0$Build-2</meta:generator>
    <meta:document-statistic meta:table-count="0" meta:image-count="0" meta:object-count="0" meta:page-count="2" meta:paragraph-count="18" meta:word-count="596" meta:character-count="3990" meta:non-whitespace-character-count="3411"/>
  </office:meta>
</office:document-meta>
</file>